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08000000C88EC540B67853F54F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uľka1" style:family="table">
      <style:table-properties style:width="14.771cm" fo:margin-left="-0.104cm" table:align="left" style:writing-mode="lr-tb"/>
    </style:style>
    <style:style style:name="Tabuľka1.A" style:family="table-column">
      <style:table-column-properties style:column-width="11.61cm"/>
    </style:style>
    <style:style style:name="Tabuľka1.B" style:family="table-column">
      <style:table-column-properties style:column-width="3.161cm"/>
    </style:style>
    <style:style style:name="Tabuľk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uľka1.B1" style:family="table-cell">
      <style:table-cell-properties fo:padding="0.049cm" fo:border="0.05pt solid #000000" style:writing-mode="page"/>
    </style:style>
    <style:style style:name="Tabuľk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uľk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Liberation Serif" fo:language="sk" fo:country="SK"/>
    </style:style>
    <style:style style:name="P2" style:family="paragraph" style:parent-style-name="Standard">
      <style:text-properties style:font-name="Liberation Serif" officeooo:rsid="00304cf5" officeooo:paragraph-rsid="00304cf5"/>
    </style:style>
    <style:style style:name="P3" style:family="paragraph" style:parent-style-name="Standard">
      <style:text-properties style:font-name="Liberation Serif" officeooo:paragraph-rsid="00304cf5" fo:background-color="#ffbf00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sk" fo:country="SK" fo:font-weight="bold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text-properties fo:color="#000000" loext:opacity="100%" style:font-name="Liberation Serif" fo:language="sk" fo:country="SK" style:font-name-complex="Times New Roman1"/>
    </style:style>
    <style:style style:name="P6" style:family="paragraph" style:parent-style-name="Standard">
      <style:text-properties fo:color="#000000" loext:opacity="100%" style:font-name="Liberation Serif" fo:language="sk" fo:country="SK" officeooo:paragraph-rsid="001e06f6" style:font-name-complex="Times New Roman1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Liberation Serif" fo:language="sk" fo:country="SK" officeooo:paragraph-rsid="003b805a" style:font-name-complex="Times New Roman1"/>
    </style:style>
    <style:style style:name="P8" style:family="paragraph" style:parent-style-name="Standard">
      <style:text-properties fo:color="#000000" loext:opacity="100%" style:font-name="Liberation Serif" fo:language="sk" fo:country="SK" fo:font-style="normal" fo:font-weight="bold" officeooo:rsid="001b287f" officeooo:paragraph-rsid="00240cc3" fo:background-color="transparent" style:font-style-asian="normal" style:font-weight-asian="bold" style:font-name-complex="Times New Roman1" style:font-style-complex="normal" style:font-weight-complex="bold"/>
    </style:style>
    <style:style style:name="P9" style:family="paragraph" style:parent-style-name="Standard">
      <style:paragraph-properties fo:break-before="page"/>
      <style:text-properties fo:color="#000000" loext:opacity="100%" style:font-name="Times New Roman" fo:language="sk" fo:country="SK" fo:font-style="italic" fo:font-weight="normal" officeooo:rsid="001c479f" officeooo:paragraph-rsid="00248d86" style:font-style-asian="italic" style:font-weight-asian="normal" style:font-name-complex="Times New Roman1" style:font-style-complex="italic" style:font-weight-complex="normal"/>
    </style:style>
    <style:style style:name="P10" style:family="paragraph" style:parent-style-name="Standard">
      <style:text-properties fo:color="#000000" loext:opacity="100%" style:font-name="Times New Roman" fo:language="sk" fo:country="SK" fo:font-style="italic" fo:font-weight="normal" officeooo:rsid="00240cc3" officeooo:paragraph-rsid="001e06f6" style:font-style-asian="italic" style:font-weight-asian="normal" style:font-name-complex="Times New Roman1" style:font-style-complex="italic" style:font-weight-complex="normal"/>
    </style:style>
    <style:style style:name="P11" style:family="paragraph" style:parent-style-name="Standard">
      <style:text-properties fo:color="#000000" loext:opacity="100%" style:font-name="Times New Roman" fo:language="sk" fo:country="SK" fo:font-style="italic" fo:font-weight="normal" officeooo:rsid="00227700" officeooo:paragraph-rsid="002666e0" style:font-style-asian="italic" style:font-weight-asian="normal" style:font-name-complex="Times New Roman1" style:font-style-complex="italic" style:font-weight-complex="normal"/>
    </style:style>
    <style:style style:name="P12" style:family="paragraph" style:parent-style-name="Standard">
      <style:text-properties fo:color="#000000" loext:opacity="100%" style:font-name="Times New Roman" fo:language="sk" fo:country="SK" fo:font-style="italic" fo:font-weight="normal" officeooo:rsid="00296c2c" officeooo:paragraph-rsid="00304cf5" style:font-style-asian="italic" style:font-weight-asian="normal" style:font-name-complex="Times New Roman1" style:font-style-complex="italic" style:font-weight-complex="normal"/>
    </style:style>
    <style:style style:name="P13" style:family="paragraph" style:parent-style-name="Standard">
      <style:text-properties fo:color="#000000" loext:opacity="100%" style:font-name="Times New Roman" fo:language="sk" fo:country="SK" fo:font-style="italic" fo:font-weight="normal" officeooo:rsid="001e06f6" officeooo:paragraph-rsid="00304cf5" style:font-style-asian="italic" style:font-weight-asian="normal" style:font-name-complex="Times New Roman1" style:font-style-complex="italic" style:font-weight-complex="normal"/>
    </style:style>
    <style:style style:name="P14" style:family="paragraph" style:parent-style-name="Standard">
      <style:text-properties fo:color="#000000" loext:opacity="100%" style:font-name="Times New Roman" fo:language="sk" fo:country="SK" fo:font-style="italic" fo:font-weight="normal" officeooo:rsid="001e06f6" officeooo:paragraph-rsid="00248d86" style:font-style-asian="italic" style:font-weight-asian="normal" style:font-name-complex="Times New Roman1" style:font-style-complex="italic" style:font-weight-complex="normal"/>
    </style:style>
    <style:style style:name="P15" style:family="paragraph" style:parent-style-name="Standard">
      <style:text-properties fo:color="#000000" loext:opacity="100%" style:font-name="Times New Roman" fo:language="sk" fo:country="SK" fo:font-style="italic" fo:font-weight="normal" officeooo:rsid="001eb9ce" officeooo:paragraph-rsid="00304cf5" style:font-style-asian="italic" style:font-weight-asian="normal" style:font-name-complex="Times New Roman1" style:font-style-complex="italic" style:font-weight-complex="normal"/>
    </style:style>
    <style:style style:name="P16" style:family="paragraph" style:parent-style-name="Standard">
      <style:text-properties fo:color="#000000" loext:opacity="100%" style:font-name="Times New Roman" fo:language="sk" fo:country="SK" fo:font-style="italic" fo:font-weight="normal" officeooo:rsid="00304cf5" officeooo:paragraph-rsid="00304cf5" style:font-style-asian="italic" style:font-weight-asian="normal" style:font-name-complex="Times New Roman1" style:font-style-complex="italic" style:font-weight-complex="normal"/>
    </style:style>
    <style:style style:name="P17" style:family="paragraph" style:parent-style-name="Standard">
      <style:text-properties fo:color="#000000" loext:opacity="100%" style:font-name="Times New Roman" fo:language="sk" fo:country="SK" fo:font-style="italic" fo:font-weight="normal" officeooo:rsid="00304cf5" officeooo:paragraph-rsid="0035792b" style:font-style-asian="italic" style:font-weight-asian="normal" style:font-name-complex="Times New Roman1" style:font-style-complex="italic" style:font-weight-complex="normal"/>
    </style:style>
    <style:style style:name="P18" style:family="paragraph" style:parent-style-name="Standard">
      <style:text-properties fo:color="#000000" loext:opacity="100%" style:font-name="Times New Roman" fo:language="sk" fo:country="SK" fo:font-style="italic" fo:font-weight="normal" officeooo:rsid="00248d86" officeooo:paragraph-rsid="00248d86" style:font-style-asian="italic" style:font-weight-asian="normal" style:font-name-complex="Times New Roman1" style:font-style-complex="italic" style:font-weight-complex="normal"/>
    </style:style>
    <style:style style:name="P19" style:family="paragraph" style:parent-style-name="Standard">
      <style:paragraph-properties fo:break-before="page"/>
      <style:text-properties fo:color="#000000" loext:opacity="100%" style:font-name="Times New Roman" fo:language="sk" fo:country="SK" fo:font-style="italic" fo:font-weight="normal" officeooo:rsid="00248d86" officeooo:paragraph-rsid="00248d86" style:font-style-asian="italic" style:font-weight-asian="normal" style:font-name-complex="Times New Roman1" style:font-style-complex="italic" style:font-weight-complex="normal"/>
    </style:style>
    <style:style style:name="P20" style:family="paragraph" style:parent-style-name="Standard">
      <style:text-properties fo:color="#000000" loext:opacity="100%" style:font-name="Times New Roman" fo:language="sk" fo:country="SK" fo:font-style="italic" fo:font-weight="normal" officeooo:rsid="00337cc1" officeooo:paragraph-rsid="00337cc1" style:font-style-asian="italic" style:font-weight-asian="normal" style:font-name-complex="Times New Roman1" style:font-style-complex="italic" style:font-weight-complex="normal"/>
    </style:style>
    <style:style style:name="P21" style:family="paragraph" style:parent-style-name="Standard">
      <style:text-properties fo:color="#000000" loext:opacity="100%" style:font-name="Times New Roman" fo:language="sk" fo:country="SK" fo:font-style="italic" fo:font-weight="normal" officeooo:rsid="00338d24" officeooo:paragraph-rsid="00338d24" style:font-style-asian="italic" style:font-weight-asian="normal" style:font-name-complex="Times New Roman1" style:font-style-complex="italic" style:font-weight-complex="normal"/>
    </style:style>
    <style:style style:name="P22" style:family="paragraph" style:parent-style-name="Standard">
      <style:text-properties fo:color="#000000" loext:opacity="100%" style:font-name="Times New Roman" fo:language="sk" fo:country="SK" fo:font-style="italic" fo:font-weight="normal" officeooo:rsid="0035792b" officeooo:paragraph-rsid="0035792b" style:font-style-asian="italic" style:font-weight-asian="normal" style:font-name-complex="Times New Roman1" style:font-style-complex="italic" style:font-weight-complex="normal"/>
    </style:style>
    <style:style style:name="P23" style:family="paragraph" style:parent-style-name="Standard">
      <style:text-properties officeooo:paragraph-rsid="00304cf5"/>
    </style:style>
    <style:style style:name="P24" style:family="paragraph" style:parent-style-name="Table_20_Contents">
      <style:text-properties style:font-name="Times New Roman" officeooo:rsid="00304cf5" officeooo:paragraph-rsid="00304cf5" style:font-name-complex="Times New Roman1"/>
    </style:style>
    <style:style style:name="P25" style:family="paragraph" style:parent-style-name="Standard">
      <style:text-properties officeooo:paragraph-rsid="0035792b"/>
    </style:style>
    <style:style style:name="P26" style:family="paragraph" style:parent-style-name="List_20_Paragraph" style:list-style-name="WWNum1">
      <style:text-properties fo:color="#000000" loext:opacity="100%" style:font-name="Liberation Serif" fo:language="sk" fo:country="SK" style:font-name-complex="Times New Roman1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Liberation Serif" fo:language="sk" fo:country="SK" fo:font-weight="bold" officeooo:paragraph-rsid="003b805a" style:font-weight-asian="bold" style:font-name-complex="Times New Roman1"/>
    </style:style>
    <style:style style:name="P28" style:family="paragraph" style:parent-style-name="Standard">
      <style:text-properties fo:color="#000000" loext:opacity="100%" style:font-name="Liberation Serif" fo:language="sk" fo:country="SK" style:font-name-complex="Times New Roman1"/>
    </style:style>
    <style:style style:name="P29" style:family="paragraph" style:parent-style-name="Standard" style:list-style-name="L1">
      <style:text-properties fo:color="#000000" loext:opacity="100%" style:font-name="Times New Roman" fo:language="sk" fo:country="SK" fo:font-style="italic" fo:font-weight="normal" officeooo:rsid="00227700" officeooo:paragraph-rsid="00248d86" style:font-style-asian="italic" style:font-weight-asian="normal" style:font-name-complex="Times New Roman1" style:font-style-complex="italic" style:font-weight-complex="normal"/>
    </style:style>
    <style:style style:name="P30" style:family="paragraph" style:parent-style-name="Standard" style:list-style-name="L1">
      <style:text-properties fo:color="#000000" loext:opacity="100%" style:font-name="Times New Roman" fo:language="sk" fo:country="SK" fo:font-style="italic" fo:font-weight="normal" officeooo:rsid="00227700" officeooo:paragraph-rsid="002666e0" style:font-style-asian="italic" style:font-weight-asian="normal" style:font-name-complex="Times New Roman1" style:font-style-complex="italic" style:font-weight-complex="normal"/>
    </style:style>
    <style:style style:name="P31" style:family="paragraph" style:parent-style-name="Standard" style:list-style-name="L1">
      <style:text-properties fo:color="#000000" loext:opacity="100%" style:font-name="Times New Roman" fo:language="sk" fo:country="SK" fo:font-style="italic" fo:font-weight="normal" officeooo:rsid="002e5225" officeooo:paragraph-rsid="00248d86" style:font-style-asian="italic" style:font-weight-asian="normal" style:font-name-complex="Times New Roman1" style:font-style-complex="italic" style:font-weight-complex="normal"/>
    </style:style>
    <style:style style:name="P32" style:family="paragraph" style:parent-style-name="Standard" style:list-style-name="L1">
      <style:text-properties fo:color="#000000" loext:opacity="100%" style:font-name="Times New Roman" fo:language="sk" fo:country="SK" fo:font-style="italic" fo:font-weight="normal" officeooo:rsid="001e06f6" officeooo:paragraph-rsid="00248d86" style:font-style-asian="italic" style:font-weight-asian="normal" style:font-name-complex="Times New Roman1" style:font-style-complex="italic" style:font-weight-complex="normal"/>
    </style:style>
    <style:style style:name="P33" style:family="paragraph" style:parent-style-name="Standard" style:list-style-name="L1">
      <style:text-properties fo:color="#000000" loext:opacity="100%" style:font-name="Times New Roman" fo:language="sk" fo:country="SK" fo:font-style="italic" fo:font-weight="normal" officeooo:rsid="00296c2c" officeooo:paragraph-rsid="00296c2c" style:font-style-asian="italic" style:font-weight-asian="normal" style:font-name-complex="Times New Roman1" style:font-style-complex="italic" style:font-weight-complex="normal"/>
    </style:style>
    <style:style style:name="P34" style:family="paragraph" style:parent-style-name="Standard" style:list-style-name="L1">
      <style:text-properties fo:color="#000000" loext:opacity="100%" style:font-name="Times New Roman" fo:language="sk" fo:country="SK" fo:font-style="italic" fo:font-weight="normal" officeooo:rsid="00296c2c" officeooo:paragraph-rsid="00248d86" style:font-style-asian="italic" style:font-weight-asian="normal" style:font-name-complex="Times New Roman1" style:font-style-complex="italic" style:font-weight-complex="normal"/>
    </style:style>
    <style:style style:name="P35" style:family="paragraph" style:parent-style-name="Standard" style:list-style-name="L1">
      <style:text-properties fo:color="#000000" loext:opacity="100%" style:font-name="Times New Roman" fo:language="sk" fo:country="SK" fo:font-style="italic" fo:font-weight="normal" officeooo:rsid="00304cf5" officeooo:paragraph-rsid="00304cf5" style:font-style-asian="italic" style:font-weight-asian="normal" style:font-name-complex="Times New Roman1" style:font-style-complex="italic" style:font-weight-complex="normal"/>
    </style:style>
    <style:style style:name="P36" style:family="paragraph" style:parent-style-name="Standard" style:list-style-name="L1">
      <style:text-properties fo:color="#000000" loext:opacity="100%" style:font-name="Times New Roman" fo:language="sk" fo:country="SK" fo:font-style="italic" fo:font-weight="normal" officeooo:rsid="001eb9ce" officeooo:paragraph-rsid="00248d86" style:font-style-asian="italic" style:font-weight-asian="normal" style:font-name-complex="Times New Roman1" style:font-style-complex="italic" style:font-weight-complex="normal"/>
    </style:style>
    <style:style style:name="P37" style:family="paragraph" style:parent-style-name="Standard" style:list-style-name="L1">
      <style:text-properties officeooo:paragraph-rsid="00248d86"/>
    </style:style>
    <style:style style:name="P38" style:family="paragraph" style:parent-style-name="Standard" style:list-style-name="L1">
      <style:text-properties officeooo:paragraph-rsid="002666e0"/>
    </style:style>
    <style:style style:name="P39" style:family="paragraph" style:parent-style-name="Standard" style:list-style-name="L1">
      <style:text-properties officeooo:rsid="00296c2c" officeooo:paragraph-rsid="00296c2c"/>
    </style:style>
    <style:style style:name="P40" style:family="paragraph" style:parent-style-name="Standard" style:list-style-name="L1">
      <style:text-properties officeooo:rsid="00296c2c" officeooo:paragraph-rsid="00248d86"/>
    </style:style>
    <style:style style:name="T1" style:family="text">
      <style:text-properties fo:color="#000000" loext:opacity="100%" style:font-name-complex="Times New Roman1"/>
    </style:style>
    <style:style style:name="T2" style:family="text">
      <style:text-properties fo:color="#000000" loext:opacity="100%" fo:font-weight="bold" style:font-weight-asian="bold" style:font-name-complex="Times New Roman1" style:font-weight-complex="bold"/>
    </style:style>
    <style:style style:name="T3" style:family="text">
      <style:text-properties fo:color="#000000" loext:opacity="100%" fo:font-weight="bold" fo:background-color="transparent" loext:char-shading-value="0" style:font-weight-asian="bold" style:font-name-complex="Times New Roman1" style:font-weight-complex="bold"/>
    </style:style>
    <style:style style:name="T4" style:family="text">
      <style:text-properties fo:color="#000000" loext:opacity="100%" fo:font-weight="bold" officeooo:rsid="0016cd94" fo:background-color="transparent" loext:char-shading-value="0" style:font-weight-asian="bold" style:font-name-complex="Times New Roman1" style:font-weight-complex="bold"/>
    </style:style>
    <style:style style:name="T5" style:family="text">
      <style:text-properties fo:color="#000000" loext:opacity="100%" style:font-name="Times New Roman" fo:language="sk" fo:country="SK" fo:font-style="italic" fo:font-weight="normal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color="#000000" loext:opacity="100%" style:font-name="Times New Roman" fo:language="sk" fo:country="SK" fo:font-style="italic" fo:font-weight="normal" officeooo:rsid="00227700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fo:color="#000000" loext:opacity="100%" style:font-name="Times New Roman" fo:language="sk" fo:country="SK" fo:font-style="italic" fo:font-weight="normal" officeooo:rsid="001e06f6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fo:color="#000000" loext:opacity="100%" style:font-name="Times New Roman" fo:language="sk" fo:country="SK" fo:font-style="italic" fo:font-weight="normal" officeooo:rsid="00296c2c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color="#000000" loext:opacity="100%" style:font-name="Times New Roman" fo:language="sk" fo:country="SK" fo:font-style="italic" fo:font-weight="normal" officeooo:rsid="002e5225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color="#000000" loext:opacity="100%" style:font-name="Times New Roman" fo:language="sk" fo:country="SK" fo:font-style="italic" fo:font-weight="normal" officeooo:rsid="00304cf5" style:font-style-asian="italic" style:font-weight-asian="normal" style:font-name-complex="Times New Roman1" style:font-style-complex="italic" style:font-weight-complex="normal"/>
    </style:style>
    <style:style style:name="T11" style:family="text">
      <style:text-properties fo:color="#000000" loext:opacity="100%" style:font-name="Times New Roman" fo:language="sk" fo:country="SK" fo:font-style="italic" fo:font-weight="normal" officeooo:rsid="003528dd" style:font-style-asian="italic" style:font-weight-asian="normal" style:font-name-complex="Times New Roman1" style:font-style-complex="italic" style:font-weight-complex="normal"/>
    </style:style>
    <style:style style:name="T12" style:family="text">
      <style:text-properties fo:color="#000000" loext:opacity="100%" style:font-name="Times New Roman" fo:language="sk" fo:country="SK" fo:font-style="italic" fo:font-weight="normal" officeooo:rsid="002e5225" fo:background-color="#f7d1d5" loext:char-shading-value="0" style:font-style-asian="italic" style:font-weight-asian="normal" style:font-name-complex="Times New Roman1" style:font-style-complex="italic" style:font-weight-complex="normal"/>
    </style:style>
    <style:style style:name="T13" style:family="text">
      <style:text-properties fo:color="#000000" loext:opacity="100%" fo:language="sk" fo:country="SK" fo:font-style="italic" fo:font-weight="normal" officeooo:rsid="001e06f6" fo:background-color="#f7d1d5" loext:char-shading-value="0" style:font-style-asian="italic" style:font-weight-asian="normal" style:font-style-complex="italic" style:font-weight-complex="normal"/>
    </style:style>
    <style:style style:name="T14" style:family="text">
      <style:text-properties fo:color="#000000" loext:opacity="100%" style:font-name="Liberation Serif" fo:language="sk" fo:country="SK" fo:font-style="italic" fo:font-weight="normal" officeooo:rsid="002e5225" fo:background-color="#f7d1d5" loext:char-shading-value="0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color="#000000" loext:opacity="100%" style:font-name="Liberation Serif" fo:language="sk" fo:country="SK" fo:font-style="italic" fo:font-weight="normal" officeooo:rsid="00227700" fo:background-color="#f7d1d5" loext:char-shading-value="0" style:font-style-asian="italic" style:font-weight-asian="normal" style:font-style-complex="italic" style:font-weight-complex="normal"/>
    </style:style>
    <style:style style:name="T16" style:family="text">
      <style:text-properties fo:color="#000000" loext:opacity="100%" style:font-name="Liberation Serif" fo:language="sk" fo:country="SK" fo:font-style="italic" fo:font-weight="normal" officeooo:rsid="00304cf5" fo:background-color="#f7d1d5" loext:char-shading-value="0" style:font-style-asian="italic" style:font-weight-asian="normal" style:font-style-complex="italic" style:font-weight-complex="normal"/>
    </style:style>
    <style:style style:name="T17" style:family="text">
      <style:text-properties fo:color="#000000" loext:opacity="100%" style:font-name="Liberation Serif" fo:language="sk" fo:country="SK" fo:font-style="italic" fo:font-weight="normal" officeooo:rsid="002e5225" fo:background-color="#f7d1d5" loext:char-shading-value="0" style:font-style-asian="italic" style:font-weight-asian="normal" style:font-style-complex="italic" style:font-weight-complex="normal"/>
    </style:style>
    <style:style style:name="T18" style:family="text">
      <style:text-properties style:font-name="Times New Roman" fo:font-weight="normal" style:font-weight-asian="normal" style:font-weight-complex="normal"/>
    </style:style>
    <style:style style:name="T19" style:family="text">
      <style:text-properties style:font-name="Times New Roman" fo:font-weight="normal" officeooo:rsid="001c479f" style:font-weight-asian="normal" style:font-weight-complex="normal"/>
    </style:style>
    <style:style style:name="T20" style:family="text">
      <style:text-properties style:font-name="Times New Roman" fo:font-weight="normal" officeooo:rsid="001e06f6" style:font-weight-asian="normal" style:font-weight-complex="normal"/>
    </style:style>
    <style:style style:name="T21" style:family="text">
      <style:text-properties style:font-name="Times New Roman" fo:font-weight="normal" officeooo:rsid="001eb9ce" style:font-weight-asian="normal" style:font-weight-complex="normal"/>
    </style:style>
    <style:style style:name="T22" style:family="text">
      <style:text-properties style:font-name="Times New Roman" fo:font-weight="normal" officeooo:rsid="00205cd9" style:font-weight-asian="normal" style:font-weight-complex="normal"/>
    </style:style>
    <style:style style:name="T23" style:family="text">
      <style:text-properties style:font-name="Times New Roman" fo:font-weight="normal" officeooo:rsid="002666e0" style:font-weight-asian="normal" style:font-weight-complex="normal"/>
    </style:style>
    <style:style style:name="T24" style:family="text">
      <style:text-properties style:font-name="Times New Roman" fo:font-weight="normal" officeooo:rsid="00362866" style:font-weight-asian="normal" style:font-weight-complex="normal"/>
    </style:style>
    <style:style style:name="T25" style:family="text">
      <style:text-properties style:font-name="Times New Roman" fo:font-weight="normal" officeooo:rsid="0038ef4e" style:font-weight-asian="normal" style:font-weight-complex="normal"/>
    </style:style>
    <style:style style:name="T26" style:family="text">
      <style:text-properties style:font-name="Times New Roman" fo:font-weight="normal" officeooo:rsid="00390682" style:font-weight-asian="normal" style:font-weight-complex="normal"/>
    </style:style>
    <style:style style:name="T27" style:family="text">
      <style:text-properties style:font-name="Times New Roman" fo:font-weight="normal" officeooo:rsid="003aceea" style:font-weight-asian="normal" style:font-weight-complex="normal"/>
    </style:style>
    <style:style style:name="T28" style:family="text">
      <style:text-properties style:font-name="Times New Roman" fo:font-weight="normal" officeooo:rsid="003ce252" style:font-weight-asian="normal" style:font-weight-complex="normal"/>
    </style:style>
    <style:style style:name="T29" style:family="text">
      <style:text-properties style:font-name="Times New Roman" fo:font-weight="normal" officeooo:rsid="003d65f0" style:font-weight-asian="normal" style:font-weight-complex="normal"/>
    </style:style>
    <style:style style:name="T30" style:family="text">
      <style:text-properties style:font-name="Times New Roman" fo:font-weight="normal" officeooo:rsid="003f0f5a" style:font-weight-asian="normal" style:font-weight-complex="normal"/>
    </style:style>
    <style:style style:name="T31" style:family="text">
      <style:text-properties fo:font-style="normal" fo:font-weight="bold" officeooo:rsid="001e06f6" fo:background-color="transparent" loext:char-shading-value="0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240cc3" fo:background-color="transparent" loext:char-shading-value="0" style:font-style-asian="normal" style:font-weight-asian="bold" style:font-style-complex="normal" style:font-weight-complex="bold"/>
    </style:style>
    <style:style style:name="T33" style:family="text">
      <style:text-properties officeooo:rsid="002b30cf"/>
    </style:style>
    <style:style style:name="T34" style:family="text">
      <style:text-properties officeooo:rsid="002c8ff1"/>
    </style:style>
    <style:style style:name="T35" style:family="text">
      <style:text-properties officeooo:rsid="00304cf5"/>
    </style:style>
    <style:style style:name="T36" style:family="text">
      <style:text-properties style:font-name="Liberation Serif" fo:background-color="#f7d1d5" loext:char-shading-value="0"/>
    </style:style>
    <style:style style:name="T37" style:family="text">
      <style:text-properties style:font-name="Liberation Serif" officeooo:rsid="00304cf5" fo:background-color="#f7d1d5" loext:char-shading-value="0"/>
    </style:style>
    <style:style style:name="T38" style:family="text">
      <style:text-properties style:font-name="Liberation Serif" officeooo:rsid="001e06f6" fo:background-color="#f7d1d5" loext:char-shading-value="0"/>
    </style:style>
    <style:style style:name="T39" style:family="text">
      <style:text-properties style:font-name="Liberation Serif" officeooo:rsid="002e5225" fo:background-color="#f7d1d5" loext:char-shading-value="0"/>
    </style:style>
    <style:style style:name="T40" style:family="text">
      <style:text-properties style:font-name="Liberation Serif" fo:background-color="#ffbf00" loext:char-shading-value="0"/>
    </style:style>
    <style:style style:name="T41" style:family="text">
      <style:text-properties style:font-name="Liberation Serif" officeooo:rsid="00296c2c" fo:background-color="#ffbf00" loext:char-shading-value="0"/>
    </style:style>
    <style:style style:name="T42" style:family="text">
      <style:text-properties officeooo:rsid="0031e10b"/>
    </style:style>
    <style:style style:name="T43" style:family="text">
      <style:text-properties fo:color="#800000" loext:opacity="100%" style:font-name="Liberation Serif" fo:language="sk" fo:country="SK" fo:font-style="italic" fo:font-weight="normal" officeooo:rsid="00227700" fo:background-color="#f7d1d5" loext:char-shading-value="0" style:font-style-asian="italic" style:font-weight-asian="normal" style:font-style-complex="italic" style:font-weight-complex="normal"/>
    </style:style>
    <style:style style:name="T44" style:family="text">
      <style:text-properties fo:background-color="#f7d1d5" loext:char-shading-value="0"/>
    </style:style>
    <style:style style:name="T45" style:family="text">
      <style:text-properties officeooo:rsid="002e5225" fo:background-color="#f7d1d5" loext:char-shading-value="0"/>
    </style:style>
    <style:style style:name="T46" style:family="text">
      <style:text-properties fo:background-color="#ffbf00" loext:char-shading-value="0"/>
    </style:style>
    <style:style style:name="T47" style:family="text">
      <style:text-properties officeooo:rsid="003f0f5a"/>
    </style:style>
    <style:style style:name="T48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ZADANIE SEMESTRÁLNEHO PROJEKTU</text:p>
      <text:p text:style-name="P5"/>
      <text:p text:style-name="P5"/>
      <text:p text:style-name="P5"/>
      <text:p text:style-name="P1"><text:span text:style-name="T1">Predmet: </text:span><text:span text:style-name="T2">VNORENÉ SYSTÉMY</text:span></text:p>
      <text:p text:style-name="P1"><text:span text:style-name="T1">Riešiteľ: </text:span><text:span text:style-name="T3">Bc. </text:span><text:span text:style-name="T4">Miroslav Hájek</text:span></text:p>
      <text:p text:style-name="P1"><text:span text:style-name="T1">Školský rok: </text:span><text:span text:style-name="T2">2022/2023</text:span></text:p>
      <text:p text:style-name="P6">Názov projektu: <text:span text:style-name="T31">Inteligentné osvetlenie </text:span><text:span text:style-name="T32">pracovného stola</text:span></text:p>
      <text:p text:style-name="P6"/>
      <text:p text:style-name="P6"/>
      <text:p text:style-name="P27">Zadanie: <text:s/></text:p>
      <text:p text:style-name="P7"><text:span text:style-name="T18">Navrhnite a zrealizujte systém </text:span><text:span text:style-name="T22">inteligentného </text:span><text:span text:style-name="T23">svietidla pre pracovný stôl, ktor</text:span><text:span text:style-name="T28">é</text:span><text:span text:style-name="T23"> sa bude prispôsobovať </text:span><text:span text:style-name="T20">okolitému prostrediu </text:span><text:span text:style-name="T23">a </text:span><text:span text:style-name="T24">zapínať </text:span><text:span text:style-name="T25">sa </text:span><text:span text:style-name="T24">pri prítomnosti </text:span><text:span text:style-name="T23">človek</text:span><text:span text:style-name="T24">a v blízkosti</text:span><text:span text:style-name="T23">. Systém bude postavený</text:span><text:span text:style-name="T19"> na báze mikrokontroléra ESP32, </text:span><text:span text:style-name="T23">ktorý bude ovládať intenzitu a farbu</text:span><text:span text:style-name="T21"> </text:span><text:span text:style-name="T23">RGB stmavovateľného </text:span><text:span text:style-name="T21">LED </text:span><text:span text:style-name="T23">pásu. Svietidlo sa bude prispôsobovať dennému svetlu, tým že p</text:span><text:span text:style-name="T29">o</text:span><text:span text:style-name="T23"> zotmení sa samočinne aktivuje v prípade pohybu v miestnosti. Mobilná aplikácia pre Android bude schopná cez Bluetooth </text:span><text:span text:style-name="T26">nastaviť</text:span><text:span text:style-name="T24"> stav zopnutia svetla, </text:span><text:span text:style-name="T27">jeho farebnú teplotu</text:span><text:span text:style-name="T24">, </text:span><text:span text:style-name="T30">jas</text:span><text:span text:style-name="T24"> a </text:span><text:span text:style-name="T23">prah</text:span><text:span text:style-name="T24">ovú úroveň</text:span><text:span text:style-name="T23"> vonkajšieho </text:span><text:span text:style-name="T24">osvetlenia</text:span><text:span text:style-name="T23">.</text:span></text:p>
      <text:p text:style-name="P10"/>
      <text:p text:style-name="P8"/>
      <text:p text:style-name="P5">Projekt musí obsahovať:</text:p>
      <text:p text:style-name="P5"/>
      <text:list text:style-name="WWNum1">
        <text:list-item>
          <text:p text:style-name="P26">Zadanie</text:p>
        </text:list-item>
        <text:list-item>
          <text:p text:style-name="P26">Analýzu problematiky</text:p>
        </text:list-item>
        <text:list-item>
          <text:p text:style-name="P26">Návrh riešenia</text:p>
        </text:list-item>
        <text:list-item>
          <text:p text:style-name="P26">Opis implementácie</text:p>
        </text:list-item>
        <text:list-item>
          <text:p text:style-name="P26">Otestovanie riešenia</text:p>
        </text:list-item>
        <text:list-item>
          <text:p text:style-name="P26">Zhodnotenie výsledkov</text:p>
        </text:list-item>
        <text:list-item>
          <text:p text:style-name="P26">Zoznam použitej literatúry</text:p>
        </text:list-item>
        <text:list-item>
          <text:p text:style-name="P26">Technickú dokumentáciu</text:p>
        </text:list-item>
      </text:list>
      <text:p text:style-name="P5"/>
      <text:p text:style-name="P5"/>
      <text:p text:style-name="P5"/>
      <text:p text:style-name="P5"/>
      <text:p text:style-name="P5">Termín odovzdania: <text:span text:style-name="T47">4.5.202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 Bratislave, 2.3.2023<text:tab/><text:tab/><text:tab/><text:tab/>doc. Ing. Tibor Krajčovič, PhD.</text:p>
      <text:p text:style-name="P5"><text:tab/><text:tab/><text:tab/><text:tab/><text:tab/><text:tab/> <text:s text:c="14"/>prednášateľ</text:p>
      <text:p text:style-name="P1"/>
      <text:p text:style-name="P9">HW: </text:p>
      <text:list xml:id="list173810864" text:style-name="L1">
        <text:list-item>
          <text:p text:style-name="P29">ESP32</text:p>
          <text:list>
            <text:list-item>
              <text:p text:style-name="P29"><text:a xlink:type="simple" xlink:href="https://rlx.sk/sk/iot-the-internet-of-things/6724-lolin-d32-pro-v200-wemos-wifibt-esp-32-rev1-esp32-wrover-4mb-flash-psram-micropython.html" text:style-name="Internet_20_link" text:visited-style-name="Visited_20_Internet_20_Link">https://rlx.sk/sk/iot-the-internet-of-things/6724-lolin-d32-pro-v200-wemos-wifibt-esp-32-rev1-esp32-wrover-4mb-flash-psram-micropython.html</text:a></text:p>
            </text:list-item>
          </text:list>
        </text:list-item>
        <text:list-item>
          <text:p text:style-name="P37"><text:span text:style-name="T6">Dimmable </text:span><text:span text:style-name="T7">RGBLED pás </text:span><text:span text:style-name="T6">110 cm</text:span><text:span text:style-name="T7">: </text:span><text:span text:style-name="T8">do 10€</text:span></text:p>
          <text:list>
            <text:list-item>
              <text:p text:style-name="P37"><text:a xlink:type="simple" xlink:href="https://www.123led.sk/cct-led-pasik-18w-bez-krytia/" text:style-name="Internet_20_link" text:visited-style-name="Visited_20_Internet_20_Link"><text:span text:style-name="T7">https://www.123led.sk/cct-led-pasik-18w-bez-krytia/</text:span></text:a></text:p>
            </text:list-item>
          </text:list>
        </text:list-item>
      </text:list>
      <text:p text:style-name="P14"/>
      <text:list xml:id="list12603098104122" text:continue-numbering="true" text:style-name="L1">
        <text:list-item>
          <text:list>
            <text:list-item>
              <text:p text:style-name="P37"><text:a xlink:type="simple" xlink:href="https://www.123led.sk/rgb-led-pasik-7-2w-24v-bez-krytia-ip20/" text:style-name="Internet_20_link" text:visited-style-name="Visited_20_Internet_20_Link">https://www.123led.sk/rgb-led-pasik-7-2w-24v-bez-krytia-ip20/</text:a><text:span text:style-name="T7"> <text:s text:c="2"/></text:span><text:span text:style-name="T9">3m</text:span></text:p>
            </text:list-item>
            <text:list-item>
              <text:p text:style-name="P31"/>
            </text:list-item>
            <text:list-item>
              <text:p text:style-name="P37"><text:a xlink:type="simple" xlink:href="https://www.123led.sk/rgb-led-pasik-14-4w-m-bez-krytia/" text:style-name="Internet_20_link" text:visited-style-name="Visited_20_Internet_20_Link">https://www.123led.sk/rgb-led-pasik-14-4w-m-bez-krytia/</text:a><text:span text:style-name="T9"> <text:s text:c="3"/></text:span><text:span text:style-name="T11">3m</text:span></text:p>
            </text:list-item>
            <text:list-item>
              <text:p text:style-name="P37"><text:a xlink:type="simple" xlink:href="https://www.123led.sk/konektor-pre-rgb-led-pasik-s-kablom/" text:style-name="Internet_20_link" text:visited-style-name="Visited_20_Internet_20_Link">https://www.123led.sk/konektor-pre-rgb-led-pasik-s-kablom/</text:a><text:span text:style-name="T7"> <text:s text:c="5"/></text:span><text:span text:style-name="T9">3ks</text:span></text:p>
            </text:list-item>
            <text:list-item>
              <text:p text:style-name="P37"><text:a xlink:type="simple" xlink:href="https://www.123led.sk/spojka-pre-rgb-led-pasik-s-kablom/" text:style-name="Internet_20_link" text:visited-style-name="Visited_20_Internet_20_Link"><text:span text:style-name="T9">https://www.123led.sk/spojka-pre-rgb-led-pasik-s-kablom/</text:span></text:a></text:p>
            </text:list-item>
            <text:list-item>
              <text:p text:style-name="P37"><text:a xlink:type="simple" xlink:href="https://www.123led.sk/led-zdroj-trafo-12v-30w-ip67/" text:style-name="Internet_20_link" text:visited-style-name="Visited_20_Internet_20_Link"><text:span text:style-name="T9">https://www.123led.sk/led-zdroj-trafo-12v-30w-ip67/</text:span></text:a></text:p>
            </text:list-item>
            <text:list-item>
              <text:p text:style-name="P37"><text:a xlink:type="simple" xlink:href="https://www.123led.sk/kabel-rgb-stvorzilovy-gulaty/" text:style-name="Internet_20_link" text:visited-style-name="Visited_20_Internet_20_Link"><text:span text:style-name="T9">https://www.123led.sk/kabel-rgb-stvorzilovy-gulaty/</text:span></text:a></text:p>
            </text:list-item>
            <text:list-item>
              <text:p text:style-name="P37"><text:a xlink:type="simple" xlink:href="https://www.123led.sk/kabel-rgb-ctyrzilovy-plochy/" text:style-name="Internet_20_link" text:visited-style-name="Visited_20_Internet_20_Link"><text:span text:style-name="T9">https://www.123led.sk/kabel-rgb-ctyrzilovy-plochy/</text:span></text:a></text:p>
            </text:list-item>
            <text:list-item>
              <text:p text:style-name="P37"><text:a xlink:type="simple" xlink:href="https://www.123led.sk/vypinac-medzisnurovy/" text:style-name="Internet_20_link" text:visited-style-name="Visited_20_Internet_20_Link"><text:span text:style-name="T9">https://www.123led.sk/vypinac-medzisnurovy/</text:span></text:a></text:p>
            </text:list-item>
            <text:list-item>
              <text:p text:style-name="P32"/>
            </text:list-item>
          </text:list>
        </text:list-item>
        <text:list-item>
          <text:p text:style-name="P39"><text:span text:style-name="T7">t</text:span><text:span text:style-name="T5">ranzistor</text:span></text:p>
          <text:list>
            <text:list-item>
              <text:p text:style-name="P33"><text:a xlink:type="simple" xlink:href="https://www.gme.sk/v/1495135/bd711-bipolarni-tranzistor" text:style-name="Internet_20_link" text:visited-style-name="Visited_20_Internet_20_Link">https://www.gme.sk/v/1495135/bd711-bipolarni-tranzistor</text:a> <text:span text:style-name="T35">min. 3 ks</text:span></text:p>
            </text:list-item>
            <text:list-item>
              <text:p text:style-name="P33"><text:a xlink:type="simple" xlink:href="https://www.gme.sk/v/1488584/stmicroelectronic-l7805cv-dg-linearny-stabilizator-napatia" text:style-name="Internet_20_link" text:visited-style-name="Visited_20_Internet_20_Link">https://www.gme.sk/v/1488584/stmicroelectronic-l7805cv-dg-linearny-stabilizator-napatia</text:a></text:p>
            </text:list-item>
            <text:list-item>
              <text:p text:style-name="P35">Rezistor</text:p>
            </text:list-item>
            <text:list-item>
              <text:p text:style-name="P33"/>
            </text:list-item>
          </text:list>
        </text:list-item>
        <text:list-item>
          <text:p text:style-name="P32"><text:span text:style-name="T34">F</text:span>otodióda / luxmeter, </text:p>
          <text:list>
            <text:list-item>
              <text:p text:style-name="P32"><text:a xlink:type="simple" xlink:href="https://rlx.sk/sk/breakout-boards-shields/5645-light-sensor-ambient-light-detecting-waveshare-12490-tsl2581fn.html" text:style-name="Internet_20_link" text:visited-style-name="Visited_20_Internet_20_Link">https://rlx.sk/sk/breakout-boards-shields/5645-light-sensor-ambient-light-detecting-waveshare-12490-tsl2581fn.html</text:a></text:p>
            </text:list-item>
            <text:list-item>
              <text:p text:style-name="P32"><text:a xlink:type="simple" xlink:href="https://rlx.sk/sk/color-light-sensors-spectrometer-uv-sensor/3264-photoresistance-sensor-module-er-sen00100l-cds-photoconductive-cells-gl5528.html" text:style-name="Internet_20_link" text:visited-style-name="Visited_20_Internet_20_Link">https://rlx.sk/sk/color-light-sensors-spectrometer-uv-sensor/3264-photoresistance-sensor-module-er-sen00100l-cds-photoconductive-cells-gl5528.html</text:a></text:p>
            </text:list-item>
            <text:list-item>
              <text:p text:style-name="P32"><text:a xlink:type="simple" xlink:href="https://rlx.sk/sk/color-light-sensors-spectrometer-uv-sensor/3168-tsl2591-high-dynamic-range-digital-light-sensor-adafruit-1980.html" text:style-name="Internet_20_link" text:visited-style-name="Visited_20_Internet_20_Link">https://rlx.sk/sk/color-light-sensors-spectrometer-uv-sensor/3168-tsl2591-high-dynamic-range-digital-light-sensor-adafruit-1980.html</text:a></text:p>
            </text:list-item>
            <text:list-item>
              <text:p text:style-name="P32"/>
            </text:list-item>
          </text:list>
        </text:list-item>
        <text:list-item>
          <text:p text:style-name="P37"><text:span text:style-name="T7">senzor pohybu </text:span><text:span text:style-name="T6">PIR</text:span><text:span text:style-name="T7"> <text:s/></text:span><text:span text:style-name="T8">do 3€</text:span></text:p>
          <text:list>
            <text:list-item>
              <text:p text:style-name="P37"><text:a xlink:type="simple" xlink:href="https://www.gme.sk/v/1508272/hc-sr501-pir-modul" text:style-name="Internet_20_link" text:visited-style-name="Visited_20_Internet_20_Link"><text:span text:style-name="T7">https://www.gme.sk/v/1508272/hc-sr501-pir-modu</text:span><text:span text:style-name="T8">l</text:span></text:a></text:p>
            </text:list-item>
            <text:list-item>
              <text:p text:style-name="P37"><text:a xlink:type="simple" xlink:href="https://rlx.sk/sk/object-detection-proximity-sensor-lidar-gesture/3409-pir-motion-sensor-module-er-sod00101s-110-max-7m-im120628009.html" text:style-name="Internet_20_link" text:visited-style-name="Visited_20_Internet_20_Link"><text:span text:style-name="T8">https://rlx.sk/sk/object-detection-proximity-sensor-lidar-gesture/3409-pir-motion-sensor-module-er-sod00101s-110-max-7m-im120628009.html</text:span></text:a></text:p>
            </text:list-item>
            <text:list-item>
              <text:p text:style-name="P40"><text:a xlink:type="simple" xlink:href="https://rlx.sk/sk/object-detection-proximity-sensor-lidar-gesture/1373-ultrasonic-ranging-module-hc-sr04.html" text:style-name="Internet_20_link" text:visited-style-name="Visited_20_Internet_20_Link"><text:span text:style-name="T5">https://rlx.sk/sk/object-detection-proximity-sensor-lidar-gesture/1373-ultrasonic-ranging-module-hc-sr04.html</text:span></text:a></text:p>
            </text:list-item>
            <text:list-item>
              <text:p text:style-name="P34"/>
            </text:list-item>
          </text:list>
        </text:list-item>
        <text:list-item>
          <text:p text:style-name="P36">RTC <text:span text:style-name="T33">(DS1307) + CR2032</text:span></text:p>
          <text:list>
            <text:list-item>
              <text:p text:style-name="P36"><text:a xlink:type="simple" xlink:href="https://www.gme.sk/v/1507876/modul-rtc-ds1307-s-32k-flash" text:style-name="Internet_20_link" text:visited-style-name="Visited_20_Internet_20_Link">https://www.gme.sk/v/1507876/modul-rtc-ds1307-s-32k-flash</text:a></text:p>
            </text:list-item>
          </text:list>
        </text:list-item>
        <text:list-item>
          <text:p text:style-name="P30">Profil Delta s Difuzérom: <text:s/></text:p>
          <text:list>
            <text:list-header>
              <text:p text:style-name="P38"><text:a xlink:type="simple" xlink:href="https://www.123led.sk/nastenny-profil-pre-led-pasiky-n3-biely/" text:style-name="Internet_20_link" text:visited-style-name="Visited_20_Internet_20_Link">https://www.123led.sk/nastenny-profil-pre-led-pasiky-n3-biely/</text:a><text:span text:style-name="T6"> <text:s/></text:span><text:span text:style-name="T10">(</text:span>Profil + Nacvakávací opálový kryt 1m <text:span text:style-name="T35">) 5€</text:span></text:p>
            </text:list-header>
            <text:list-item>
              <text:p text:style-name="P30"/>
            </text:list-item>
          </text:list>
        </text:list-item>
      </text:list>
      <text:p text:style-name="P11"/>
      <text:p text:style-name="P18"/>
      <text:p text:style-name="P19"/>
      <text:p text:style-name="P16">Nákupný zoznam:</text:p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7"><text:span text:style-name="T38"><text:s/></text:span><text:a xlink:type="simple" xlink:href="https://www.123led.sk/rgb-led-pasik-14-4w-m-bez-krytia/" text:style-name="Internet_20_link" text:visited-style-name="Visited_20_Internet_20_Link"><text:span text:style-name="T45">https://www.123led.sk/rgb-led-pasik-14-4w-m-bez-krytia/</text:span></text:a><text:span text:style-name="T45"> </text:span><text:span text:style-name="T36">3</text:span><text:span text:style-name="T39">m</text:span></text:p>
          </table:table-cell>
          <table:table-cell table:style-name="Tabuľka1.B1" office:value-type="string">
            <text:p text:style-name="P24">4,55 € /m</text:p>
          </table:table-cell>
        </table:table-row>
        <table:table-row>
          <table:table-cell table:style-name="Tabuľka1.A2" office:value-type="string">
            <text:p text:style-name="P25"><text:a xlink:type="simple" xlink:href="https://www.123led.sk/konektor-pre-rgb-led-pasik-s-kablom/" text:style-name="Internet_20_link" text:visited-style-name="Visited_20_Internet_20_Link"><text:span text:style-name="T36">https://www.123led.sk/konektor-pre-rgb-led-pasik-s-kablom/</text:span></text:a><text:span text:style-name="T13"> <text:s/></text:span></text:p>
          </table:table-cell>
          <table:table-cell table:style-name="Tabuľka1.B2" office:value-type="string">
            <text:p text:style-name="P24">0,45 €</text:p>
          </table:table-cell>
        </table:table-row>
        <table:table-row>
          <table:table-cell table:style-name="Tabuľka1.A2" office:value-type="string">
            <text:p text:style-name="P23"><text:a xlink:type="simple" xlink:href="https://www.123led.sk/spojka-pre-rgb-led-pasik-s-kablom/" text:style-name="Internet_20_link" text:visited-style-name="Visited_20_Internet_20_Link"><text:span text:style-name="T17">https://www.123led.sk/spojka-pre-rgb-led-pasik-s-kablom/</text:span></text:a></text:p>
          </table:table-cell>
          <table:table-cell table:style-name="Tabuľka1.B2" office:value-type="string">
            <text:p text:style-name="P24">0,74 €</text:p>
          </table:table-cell>
        </table:table-row>
        <table:table-row>
          <table:table-cell table:style-name="Tabuľka1.A2" office:value-type="string">
            <text:p text:style-name="P23"><text:a xlink:type="simple" xlink:href="https://www.123led.sk/nastenny-profil-pre-led-pasiky-n3-biely/" text:style-name="Internet_20_link" text:visited-style-name="Visited_20_Internet_20_Link"><text:span text:style-name="T43">https://www.123led.sk/nastenny-profil-pre-led-pasiky-n3-biely/</text:span></text:a><text:span text:style-name="T15"> <text:s/></text:span><text:span text:style-name="T16">(</text:span><text:span text:style-name="T36">Profil + Nacvakávací opálový kryt 1m </text:span><text:span text:style-name="T37">)</text:span></text:p>
          </table:table-cell>
          <table:table-cell table:style-name="Tabuľka1.B2" office:value-type="string">
            <text:p text:style-name="P24">4,96 €</text:p>
          </table:table-cell>
        </table:table-row>
        <table:table-row>
          <table:table-cell table:style-name="Tabuľka1.A2" office:value-type="string">
            <text:p text:style-name="P23"><text:a xlink:type="simple" xlink:href="https://www.123led.sk/led-zdroj-trafo-12v-30w-ip67/" text:style-name="Internet_20_link" text:visited-style-name="Visited_20_Internet_20_Link"><text:span text:style-name="T14">https://www.123led.sk/led-zdroj-trafo-12v-30w-ip67/</text:span></text:a></text:p>
          </table:table-cell>
          <table:table-cell table:style-name="Tabuľka1.B2" office:value-type="string">
            <text:p text:style-name="P24">10,95 €</text:p>
          </table:table-cell>
        </table:table-row>
        <table:table-row>
          <table:table-cell table:style-name="Tabuľka1.A2" office:value-type="string">
            <text:p text:style-name="P23"><text:a xlink:type="simple" xlink:href="https://www.123led.sk/vypinac-medzisnurovy/" text:style-name="Internet_20_link" text:visited-style-name="Visited_20_Internet_20_Link"><text:span text:style-name="T14">https://www.123led.sk/vypinac-medzisnurovy/</text:span></text:a></text:p>
          </table:table-cell>
          <table:table-cell table:style-name="Tabuľka1.B2" office:value-type="string">
            <text:p text:style-name="P24">0,41 €</text:p>
          </table:table-cell>
        </table:table-row>
        <table:table-row>
          <table:table-cell table:style-name="Tabuľka1.A2" office:value-type="string">
            <text:p text:style-name="P25"><text:a xlink:type="simple" xlink:href="https://www.123led.sk/kabel-rgb-ctyrzilovy-plochy/" text:style-name="Internet_20_link" text:visited-style-name="Visited_20_Internet_20_Link"><text:span text:style-name="T12">https://www.123led.sk/kabel-rgb-ctyrzilovy-plochy/</text:span></text:a></text:p>
          </table:table-cell>
          <table:table-cell table:style-name="Tabuľka1.B2" office:value-type="string">
            <text:p text:style-name="P24"/>
          </table:table-cell>
        </table:table-row>
        <table:table-row>
          <table:table-cell table:style-name="Tabuľka1.A2" office:value-type="string">
            <text:p text:style-name="P25"><text:a xlink:type="simple" xlink:href="https://www.123led.sk/kabel-rgb-stvorzilovy-gulaty/" text:style-name="Internet_20_link" text:visited-style-name="Visited_20_Internet_20_Link"><text:span text:style-name="T12">https://www.123led.sk/kabel-rgb-stvorzilovy-gulaty/</text:span></text:a></text:p>
          </table:table-cell>
          <table:table-cell table:style-name="Tabuľka1.B2" office:value-type="string">
            <text:p text:style-name="P24"/>
          </table:table-cell>
        </table:table-row>
        <table:table-row>
          <table:table-cell table:style-name="Tabuľka1.A2" office:value-type="string">
            <text:p text:style-name="P2"><text:span text:style-name="T44">Kábel do zásuvky (napr. Flexo šnúra) </text:span><text:a xlink:type="simple" xlink:href="https://www.123led.sk/flexo-snura-3m/" text:style-name="Internet_20_link" text:visited-style-name="Visited_20_Internet_20_Link"><text:span text:style-name="T44">https://www.123led.sk/flexo-snura-3m/</text:span></text:a></text:p>
          </table:table-cell>
          <table:table-cell table:style-name="Tabuľka1.B2" office:value-type="string">
            <text:p text:style-name="P24">3,68 €</text:p>
          </table:table-cell>
        </table:table-row>
        <table:table-row>
          <table:table-cell table:style-name="Tabuľka1.A2" office:value-type="string">
            <text:p text:style-name="P3"><text:a xlink:type="simple" xlink:href="https://rlx.sk/sk/breakout-boards-shields/5645-light-sensor-ambient-light-detecting-waveshare-12490-tsl2581fn.html" text:style-name="Internet_20_link" text:visited-style-name="Visited_20_Internet_20_Link">https://rlx.sk/sk/breakout-boards-shields/5645-light-sensor-ambient-light-detecting-waveshare-12490-tsl2581fn.html</text:a></text:p>
          </table:table-cell>
          <table:table-cell table:style-name="Tabuľka1.B2" office:value-type="string">
            <text:p text:style-name="P24">3,59 €</text:p>
          </table:table-cell>
        </table:table-row>
        <table:table-row>
          <table:table-cell table:style-name="Tabuľka1.A2" office:value-type="string">
            <text:p text:style-name="P13"><text:a xlink:type="simple" xlink:href="https://rlx.sk/sk/color-light-sensors-spectrometer-uv-sensor/3264-photoresistance-sensor-module-er-sen00100l-cds-photoconductive-cells-gl5528.html" text:style-name="Internet_20_link" text:visited-style-name="Visited_20_Internet_20_Link"><text:span text:style-name="T40">https://rlx.sk/sk/color-light-sensors-spectrometer-uv-sensor/3264-photoresistance-sensor-module-er-sen00100l-cds-photoconductive-cells-gl5528.html</text:span></text:a></text:p>
          </table:table-cell>
          <table:table-cell table:style-name="Tabuľka1.B2" office:value-type="string">
            <text:p text:style-name="P24">3,78 €</text:p>
          </table:table-cell>
        </table:table-row>
        <table:table-row>
          <table:table-cell table:style-name="Tabuľka1.A2" office:value-type="string">
            <text:p text:style-name="P23"><text:a xlink:type="simple" xlink:href="https://rlx.sk/sk/object-detection-proximity-sensor-lidar-gesture/3409-pir-motion-sensor-module-er-sod00101s-110-max-7m-im120628009.html" text:style-name="Internet_20_link" text:visited-style-name="Visited_20_Internet_20_Link"><text:span text:style-name="T41">https://rlx.sk/sk/object-detection-proximity-sensor-lidar-gesture/3409-pir-motion-sensor-module-er-sod00101s-110-max-7m-im120628009.html</text:span></text:a></text:p>
          </table:table-cell>
          <table:table-cell table:style-name="Tabuľka1.B2" office:value-type="string">
            <text:p text:style-name="P24">2,39 €</text:p>
          </table:table-cell>
        </table:table-row>
        <table:table-row>
          <table:table-cell table:style-name="Tabuľka1.A2" office:value-type="string">
            <text:p text:style-name="P23"><text:a xlink:type="simple" xlink:href="https://rlx.sk/sk/object-detection-proximity-sensor-lidar-gesture/3572-tcrt5000-infrared-photo-reflective-sensor-er-sls01013s.html" text:style-name="Internet_20_link" text:visited-style-name="Visited_20_Internet_20_Link"><text:span text:style-name="T46">https://rlx.sk/sk/object-detection-proximity-sensor-lidar-gesture/3572-tcrt5000-infrared-photo-reflective-sensor-er-sls01013s.html</text:span></text:a></text:p>
          </table:table-cell>
          <table:table-cell table:style-name="Tabuľka1.B2" office:value-type="string">
            <text:p text:style-name="P24"/>
          </table:table-cell>
        </table:table-row>
        <table:table-row>
          <table:table-cell table:style-name="Tabuľka1.A2" office:value-type="string">
            <text:p text:style-name="P15"><text:a xlink:type="simple" xlink:href="https://www.gme.sk/v/1507876/modul-rtc-ds1307-s-32k-flash" text:style-name="Internet_20_link" text:visited-style-name="Visited_20_Internet_20_Link">https://www.gme.sk/v/1507876/modul-rtc-ds1307-s-32k-flash</text:a> <text:span text:style-name="T42">(máme)</text:span></text:p>
          </table:table-cell>
          <table:table-cell table:style-name="Tabuľka1.B2" office:value-type="string">
            <text:p text:style-name="P24">2,72 €</text:p>
          </table:table-cell>
        </table:table-row>
        <table:table-row>
          <table:table-cell table:style-name="Tabuľka1.A2" office:value-type="string">
            <text:p text:style-name="P12"><text:a xlink:type="simple" xlink:href="https://www.gme.sk/v/1495135/bd711-bipolarni-tranzistor" text:style-name="Internet_20_link" text:visited-style-name="Visited_20_Internet_20_Link">https://www.gme.sk/v/1495135/bd711-bipolarni-tranzistor</text:a> <text:span text:style-name="T35">min. 3 ks + rezistory</text:span></text:p>
          </table:table-cell>
          <table:table-cell table:style-name="Tabuľka1.B2" office:value-type="string">
            <text:p text:style-name="P24">0,59 €</text:p>
          </table:table-cell>
        </table:table-row>
        <table:table-row>
          <table:table-cell table:style-name="Tabuľka1.A2" office:value-type="string">
            <text:p text:style-name="P12"><text:a xlink:type="simple" xlink:href="https://www.gme.sk/v/1488584/stmicroelectronic-l7805cv-dg-linearny-stabilizator-napatia" text:style-name="Internet_20_link" text:visited-style-name="Visited_20_Internet_20_Link">https://www.gme.sk/v/1488584/stmicroelectronic-l7805cv-dg-linearny-stabilizator-napatia</text:a> <text:span text:style-name="T42">(máme)</text:span></text:p>
          </table:table-cell>
          <table:table-cell table:style-name="Tabuľka1.B2" office:value-type="string">
            <text:p text:style-name="P24">0,40 €</text:p>
          </table:table-cell>
        </table:table-row>
      </table:table>
      <text:p text:style-name="P16">Univerzálny plošný spoj</text:p>
      <text:p text:style-name="P20">ESP32</text:p>
      <text:p text:style-name="P21">Krabička?</text:p>
      <text:p text:style-name="P22">RLX zavolať osobný odb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004cm" style:num-format="1" style:print-orientation="portrait" fo:margin-top="1.27cm" fo:margin-bottom="2.54cm" fo:margin-left="3.17cm" fo:margin-right="3.17cm" style:writing-mode="lr-tb" style:layout-grid-color="#c0c0c0" style:layout-grid-lines="49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0 Imagen" text:anchor-type="as-char" svg:width="14.663cm" svg:height="1.63cm" draw:z-index="2"><draw:image xlink:href="Pictures/1000000000000708000000C88EC540B67853F54F.jpg" xlink:type="simple" xlink:show="embed" xlink:actuate="onLoad" draw:mime-type="image/jpeg"/><svg:desc>img/gen/logo.jpg</svg:desc></draw:frame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kraj</meta:initial-creator>
    <meta:editing-cycles>43</meta:editing-cycles>
    <meta:creation-date>2018-10-22T07:04:00</meta:creation-date>
    <dc:date>2023-04-12T01:26:01.309901720</dc:date>
    <meta:editing-duration>PT12H49M52S</meta:editing-duration>
    <meta:generator>LibreOffice/7.4.6.2$Linux_X86_64 LibreOffice_project/40$Build-2</meta:generator>
    <meta:document-statistic meta:table-count="1" meta:image-count="1" meta:object-count="0" meta:page-count="3" meta:paragraph-count="89" meta:word-count="308" meta:character-count="4329" meta:non-whitespace-character-count="4099"/>
    <meta:user-defined meta:name="AppVersion">16.0000</meta:user-defined>
    <meta:user-defined meta:name="Company">FIIT</meta:user-defined>
    <meta:template xlink:type="simple" xlink:actuate="onRequest" xlink:title="Normal.dotm" xlink:href=""/>
  </office:meta>
</office:document-meta>
</file>